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mbria" svg:font-family="Cambria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4.16983333333333cm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83633333333333cm"/>
    </style:style>
    <style:style style:name="co4" style:family="table-column">
      <style:table-column-properties fo:break-before="auto" style:column-width="3.19616666666667cm"/>
    </style:style>
    <style:style style:name="co5" style:family="table-column">
      <style:table-column-properties fo:break-before="auto" style:column-width="4.064cm"/>
    </style:style>
    <style:style style:name="co6" style:family="table-column">
      <style:table-column-properties fo:break-before="auto" style:column-width="2.26483333333333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2.603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201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">
            <text:p>names</text:p>
          </table:table-cell>
          <table:table-cell office:value-type="string" table:style-name="ce2">
            <text:p>Glucose</text:p>
          </table:table-cell>
          <table:table-cell office:value-type="string" table:style-name="ce2">
            <text:p>Propionate</text:p>
          </table:table-cell>
          <table:table-cell office:value-type="string" table:style-name="ce2">
            <text:p>Butyrate</text:p>
          </table:table-cell>
          <table:table-cell office:value-type="string" table:style-name="ce2">
            <text:p>Xylose</text:p>
          </table:table-cell>
          <table:table-cell office:value-type="string" table:style-name="ce2">
            <text:p>Pyruvate</text:p>
          </table:table-cell>
          <table:table-cell office:value-type="string" table:style-name="ce2">
            <text:p>Acetate</text:p>
          </table:table-cell>
          <table:table-cell office:value-type="string" table:style-name="ce2">
            <text:p>Isobutanol</text:p>
          </table:table-cell>
          <table:table-cell office:value-type="string" table:style-name="ce2">
            <text:p>Succinate</text:p>
          </table:table-cell>
          <table:table-cell office:value-type="string" table:style-name="ce2">
            <text:p>Isocitrate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xAMINOACI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.085848E-17" table:style-name="ce3">
            <text:p>3.08585E-17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xBIOMA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.085848E-17" table:style-name="ce3">
            <text:p>3.08585E-17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xLIPI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.0858480000000001E-20" table:style-name="ce3">
            <text:p>3.08585E-2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xPOOL_AC_E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.2644220000000002E-19" table:style-name="ce3">
            <text:p>3.26442E-19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xPOOL_FA_LP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3.7827800000000002E-16" table:style-name="ce3">
            <text:p>-3.78278E-16</text:p>
          </table:table-cell>
          <table:table-cell office:value-type="float" office:value="3.2768260000000002E-18" table:style-name="ce3">
            <text:p>3.27683E-18</text:p>
          </table:table-cell>
          <table:table-cell office:value-type="float" office:value="0" table:style-name="ce3">
            <text:p>0</text:p>
          </table:table-cell>
          <table:table-cell office:value-type="float" office:value="8.4779150000000004E-19" table:style-name="ce3">
            <text:p>8.47792E-19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y30008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.0928699999999996E-18" table:style-name="ce3">
            <text:p>9.09287E-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y300089</text:p>
          </table:table-cell>
          <table:table-cell office:value-type="float" office:value="0" table:style-name="ce3">
            <text:p>0</text:p>
          </table:table-cell>
          <table:table-cell office:value-type="float" office:value="-5.007418E-32" table:style-name="ce3">
            <text:p>-5.00742E-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6.0311979999999999E-19" table:style-name="ce3">
            <text:p>-6.0312E-1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y30009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7.095527E-20" table:style-name="ce3">
            <text:p>-7.09553E-2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y300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7.095527E-20" table:style-name="ce3">
            <text:p>-7.09553E-2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y300102</text:p>
          </table:table-cell>
          <table:table-cell office:value-type="float" office:value="-2.9768279999999998E-16" table:style-name="ce3">
            <text:p>-2.97683E-16</text:p>
          </table:table-cell>
          <table:table-cell office:value-type="float" office:value="1.268213E-16" table:style-name="ce3">
            <text:p>1.26821E-16</text:p>
          </table:table-cell>
          <table:table-cell office:value-type="float" office:value="-2.9768279999999998E-16" table:style-name="ce3">
            <text:p>-2.97683E-16</text:p>
          </table:table-cell>
          <table:table-cell office:value-type="float" office:value="-2.9768279999999998E-16" table:style-name="ce3">
            <text:p>-2.97683E-16</text:p>
          </table:table-cell>
          <table:table-cell office:value-type="float" office:value="1.028307E-16" table:style-name="ce3">
            <text:p>1.02831E-16</text:p>
          </table:table-cell>
          <table:table-cell office:value-type="float" office:value="-1.128278E-17" table:style-name="ce3">
            <text:p>-1.12828E-17</text:p>
          </table:table-cell>
          <table:table-cell office:value-type="float" office:value="3.0185560000000002E-18" table:style-name="ce3">
            <text:p>3.01856E-18</text:p>
          </table:table-cell>
          <table:table-cell office:value-type="float" office:value="-3.7305549999999996E-18" table:style-name="ce3">
            <text:p>-3.73056E-18</text:p>
          </table:table-cell>
          <table:table-cell office:value-type="float" office:value="6.493038E-19" table:style-name="ce3">
            <text:p>6.49304E-1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y300104</text:p>
          </table:table-cell>
          <table:table-cell office:value-type="float" office:value="-1.4501120000000001E-32" table:style-name="ce3">
            <text:p>-1.45011E-32</text:p>
          </table:table-cell>
          <table:table-cell office:value-type="float" office:value="-7.7037200000000004E-33" table:style-name="ce3">
            <text:p>-7.70372E-33</text:p>
          </table:table-cell>
          <table:table-cell office:value-type="float" office:value="-1.4501120000000001E-32" table:style-name="ce3">
            <text:p>-1.45011E-32</text:p>
          </table:table-cell>
          <table:table-cell office:value-type="float" office:value="-1.4501120000000001E-32" table:style-name="ce3">
            <text:p>-1.45011E-32</text:p>
          </table:table-cell>
          <table:table-cell office:value-type="float" office:value="-1.298981E-18" table:style-name="ce3">
            <text:p>-1.29898E-18</text:p>
          </table:table-cell>
          <table:table-cell office:value-type="float" office:value="-3.6252799999999999E-34" table:style-name="ce3">
            <text:p>-3.62528E-34</text:p>
          </table:table-cell>
          <table:table-cell office:value-type="float" office:value="-6.162976E-34" table:style-name="ce3">
            <text:p>-6.16298E-34</text:p>
          </table:table-cell>
          <table:table-cell office:value-type="float" office:value="2.2820000000000002E-19" table:style-name="ce3">
            <text:p>2.282E-19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y300105</text:p>
          </table:table-cell>
          <table:table-cell office:value-type="float" office:value="-1.4501120000000001E-32" table:style-name="ce3">
            <text:p>-1.45011E-32</text:p>
          </table:table-cell>
          <table:table-cell office:value-type="float" office:value="-7.7037200000000004E-33" table:style-name="ce3">
            <text:p>-7.70372E-33</text:p>
          </table:table-cell>
          <table:table-cell office:value-type="float" office:value="-1.4501120000000001E-32" table:style-name="ce3">
            <text:p>-1.45011E-32</text:p>
          </table:table-cell>
          <table:table-cell office:value-type="float" office:value="-1.4501120000000001E-32" table:style-name="ce3">
            <text:p>-1.45011E-32</text:p>
          </table:table-cell>
          <table:table-cell office:value-type="float" office:value="-1.298981E-18" table:style-name="ce3">
            <text:p>-1.29898E-18</text:p>
          </table:table-cell>
          <table:table-cell office:value-type="float" office:value="-3.6252799999999999E-34" table:style-name="ce3">
            <text:p>-3.62528E-34</text:p>
          </table:table-cell>
          <table:table-cell office:value-type="float" office:value="-6.162976E-34" table:style-name="ce3">
            <text:p>-6.16298E-34</text:p>
          </table:table-cell>
          <table:table-cell office:value-type="float" office:value="2.2820000000000002E-19" table:style-name="ce3">
            <text:p>2.282E-19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y300106</text:p>
          </table:table-cell>
          <table:table-cell office:value-type="float" office:value="-1.4501120000000001E-32" table:style-name="ce3">
            <text:p>-1.45011E-32</text:p>
          </table:table-cell>
          <table:table-cell office:value-type="float" office:value="-7.7037200000000004E-33" table:style-name="ce3">
            <text:p>-7.70372E-33</text:p>
          </table:table-cell>
          <table:table-cell office:value-type="float" office:value="-1.4501120000000001E-32" table:style-name="ce3">
            <text:p>-1.45011E-32</text:p>
          </table:table-cell>
          <table:table-cell office:value-type="float" office:value="-1.4501120000000001E-32" table:style-name="ce3">
            <text:p>-1.45011E-32</text:p>
          </table:table-cell>
          <table:table-cell office:value-type="float" office:value="-1.298981E-18" table:style-name="ce3">
            <text:p>-1.29898E-18</text:p>
          </table:table-cell>
          <table:table-cell office:value-type="float" office:value="-3.6252799999999999E-34" table:style-name="ce3">
            <text:p>-3.62528E-34</text:p>
          </table:table-cell>
          <table:table-cell office:value-type="float" office:value="-6.162976E-34" table:style-name="ce3">
            <text:p>-6.16298E-34</text:p>
          </table:table-cell>
          <table:table-cell office:value-type="float" office:value="2.2820000000000002E-19" table:style-name="ce3">
            <text:p>2.282E-19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xPOOL_PC_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.0928699999999996E-18" table:style-name="ce3">
            <text:p>9.09287E-18</text:p>
          </table:table-cell>
          <table:table-cell office:value-type="float" office:value="0" table:style-name="ce3">
            <text:p>0</text:p>
          </table:table-cell>
          <table:table-cell office:value-type="float" office:value="4.3140830000000002E-33" table:style-name="ce3">
            <text:p>4.31408E-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xPOOL_PC_C</text:p>
          </table:table-cell>
          <table:table-cell office:value-type="float" office:value="0" table:style-name="ce3">
            <text:p>0</text:p>
          </table:table-cell>
          <table:table-cell office:value-type="float" office:value="3.8518600000000002E-33" table:style-name="ce3">
            <text:p>3.85186E-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3.5477630000000002E-20" table:style-name="ce3">
            <text:p>-3.54776E-2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xPOOL_OCFA_LP</text:p>
          </table:table-cell>
          <table:table-cell office:value-type="float" office:value="-1.4501120000000001E-32" table:style-name="ce3">
            <text:p>-1.45011E-32</text:p>
          </table:table-cell>
          <table:table-cell office:value-type="float" office:value="-7.7037200000000004E-33" table:style-name="ce3">
            <text:p>-7.70372E-33</text:p>
          </table:table-cell>
          <table:table-cell office:value-type="float" office:value="-1.4501120000000001E-32" table:style-name="ce3">
            <text:p>-1.45011E-32</text:p>
          </table:table-cell>
          <table:table-cell office:value-type="float" office:value="-1.4501120000000001E-32" table:style-name="ce3">
            <text:p>-1.45011E-32</text:p>
          </table:table-cell>
          <table:table-cell office:value-type="float" office:value="-1.298981E-18" table:style-name="ce3">
            <text:p>-1.29898E-18</text:p>
          </table:table-cell>
          <table:table-cell office:value-type="float" office:value="-3.6252799999999999E-34" table:style-name="ce3">
            <text:p>-3.62528E-34</text:p>
          </table:table-cell>
          <table:table-cell office:value-type="float" office:value="-6.162976E-34" table:style-name="ce3">
            <text:p>-6.16298E-34</text:p>
          </table:table-cell>
          <table:table-cell office:value-type="float" office:value="2.2820000000000002E-19" table:style-name="ce3">
            <text:p>2.282E-19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1" draw:id="id0" draw:style-name="a0" draw:name="Gráfico 1" svg:x="1.41667in" svg:y="0.0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mbria" svg:font-family="Cambria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creator>rodrigo guerrero alejos</dc:creator>
    <meta:creation-date>2023-06-22T23:41:23Z</meta:creation-date>
    <dc:date>2023-07-01T17:45:51Z</dc:date>
    <meta:editing-cycles>6</meta:editing-cycles>
    <meta:editing-duration>PT723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636363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ítulo del gráfic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A$2:.$A$17"/>
          </chart:axis>
          <chart:axis chart:dimension="y" chart:name="primary-y" chart:style-name="Axs1">
            <chart:grid chart:class="major" chart:style-name="GMa1"/>
          </chart:axis>
          <chart:series chart:label-cell-address="Sheet1.$B$1" chart:values-cell-range-address="Sheet1.$B$2:.$B$17" chart:class="chart:bar" chart:attached-axis="primary-y" chart:style-name="G0S0">
            <chart:data-point chart:repeated="16"/>
          </chart:series>
          <chart:series chart:label-cell-address="Sheet1.$C$1" chart:values-cell-range-address="Sheet1.$C$2:.$C$17" chart:class="chart:bar" chart:attached-axis="primary-y" chart:style-name="G0S1">
            <chart:data-point chart:repeated="16"/>
          </chart:series>
          <chart:series chart:label-cell-address="Sheet1.$D$1" chart:values-cell-range-address="Sheet1.$D$2:.$D$17" chart:class="chart:bar" chart:attached-axis="primary-y" chart:style-name="G0S2">
            <chart:data-point chart:repeated="16"/>
          </chart:series>
          <chart:series chart:label-cell-address="Sheet1.$E$1" chart:values-cell-range-address="Sheet1.$E$2:.$E$17" chart:class="chart:bar" chart:attached-axis="primary-y" chart:style-name="G0S3">
            <chart:data-point chart:repeated="16"/>
          </chart:series>
          <chart:series chart:label-cell-address="Sheet1.$F$1" chart:values-cell-range-address="Sheet1.$F$2:.$F$17" chart:class="chart:bar" chart:attached-axis="primary-y" chart:style-name="G0S4">
            <chart:data-point chart:repeated="16"/>
          </chart:series>
          <chart:series chart:label-cell-address="Sheet1.$G$1" chart:values-cell-range-address="Sheet1.$G$2:.$G$17" chart:class="chart:bar" chart:attached-axis="primary-y" chart:style-name="G0S5">
            <chart:data-point chart:repeated="16"/>
          </chart:series>
          <chart:series chart:label-cell-address="Sheet1.$H$1" chart:values-cell-range-address="Sheet1.$H$2:.$H$17" chart:class="chart:bar" chart:attached-axis="primary-y" chart:style-name="G0S6">
            <chart:data-point chart:repeated="16"/>
          </chart:series>
          <chart:series chart:label-cell-address="Sheet1.$I$1" chart:values-cell-range-address="Sheet1.$I$2:.$I$17" chart:class="chart:bar" chart:attached-axis="primary-y" chart:style-name="G0S7">
            <chart:data-point chart:repeated="16"/>
          </chart:series>
          <chart:series chart:label-cell-address="Sheet1.$J$1" chart:values-cell-range-address="Sheet1.$J$2:.$J$17" chart:class="chart:bar" chart:attached-axis="primary-y" chart:style-name="G0S8"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